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77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4.581cm" fo:wrap-option="no-wrap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9.051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827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9.6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87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3.9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7.6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301cm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6.729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8.3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5.4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22" style:family="graphic" style:parent-style-name="License_20_Info">
      <style:graphic-properties fo:min-height="0.993cm" fo:min-width="25.535cm"/>
    </style:style>
    <style:style style:name="gr23" style:family="graphic" style:parent-style-name="Email_20_address">
      <style:graphic-properties fo:min-height="1.973cm" fo:min-width="25.5cm"/>
    </style:style>
    <style:style style:name="gr24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6.624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1.703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title">
      <style:graphic-properties fo:min-height="3.506cm" fo:min-width="24.699cm"/>
    </style:style>
    <style:style style:name="pr9" style:family="presentation" style:parent-style-name="unbranded-fedora-designninja-basetemplate-presentation-title">
      <style:graphic-properties fo:min-height="2.338cm" fo:min-width="24.699cm"/>
    </style:style>
    <style:style style:name="pr10" style:family="presentation" style:parent-style-name="unbranded-fedora-designninja-basetemplate-presentation-title">
      <style:graphic-properties fo:min-height="3.625cm" fo:min-width="24.699cm"/>
    </style:style>
    <style:style style:name="pr11" style:family="presentation" style:parent-style-name="unbranded-fedora-designninja-basetemplate-presentation-title">
      <style:graphic-properties draw:auto-grow-height="true" fo:min-height="3.506cm" fo:min-width="24.699cm"/>
    </style:style>
    <style:style style:name="pr12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FreeSerif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style:font-name="FreeSerif"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style:font-name="FreeMono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FreeMono" fo:font-size="22pt" style:font-size-asian="22pt" style:font-size-complex="22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style:font-name="FreeMono" fo:font-size="24pt" style:font-size-asian="24pt" style:font-size-complex="24pt"/>
    </style:style>
    <style:style style:name="P13" style:family="paragraph">
      <style:text-properties fo:font-size="12pt"/>
    </style:style>
    <style:style style:name="P14" style:family="paragraph">
      <style:text-properties fo:font-size="24pt"/>
    </style:style>
    <style:style style:name="P15" style:family="paragraph">
      <style:text-properties fo:font-size="14pt"/>
    </style:style>
    <style:style style:name="T1" style:family="text">
      <style:text-properties style:font-name="FreeSerif" fo:font-size="24pt" style:font-size-asian="24pt" style:font-size-complex="24pt"/>
    </style:style>
    <style:style style:name="T2" style:family="text">
      <style:text-properties style:font-name="FreeMono" fo:font-size="24pt" style:font-size-asian="24pt" style:font-size-complex="24pt"/>
    </style:style>
    <style:style style:name="T3" style:family="text">
      <style:text-properties fo:color="#eeeff0" style:text-outline="false" style:text-line-through-style="none" style:text-line-through-type="none" style:text-position="0% 100%" style:font-name="FreeSerif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FreeSerif"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FreeMono"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2pt" style:font-size-asian="22pt" style:font-size-complex="22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2pt"/>
    </style:style>
    <style:style style:name="T13" style:family="text">
      <style:text-properties fo:font-size="24pt"/>
    </style:style>
    <style:style style:name="T14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1" draw:layer="layout" svg:width="22.86cm" svg:height="2.005cm" svg:x="4.445cm" svg:y="6.35cm" presentation:class="title" presentation:user-transformed="true">
          <draw:text-box>
            <text:p text:style-name="P1">Tawking AWK Extras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draw:frame draw:style-name="gr4" draw:text-style-name="P2" draw:layer="layout" svg:width="17.146cm" svg:height="1.521cm" svg:x="10.794cm" svg:y="16.51cm">
          <draw:text-box>
            <text:p>https://github.com/kentarchie/TawkingAwk.git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ata Structure Examples</text:p>
          </draw:text-box>
        </draw:frame>
        <draw:frame presentation:style-name="pr4" draw:layer="layout" svg:width="25.199cm" svg:height="6.624cm" svg:x="1.471cm" svg:y="10.795cm" presentation:class="outline" presentation:user-transformed="true">
          <draw:text-box>
            <text:list text:style-name="L2">
              <text:list-item>
                <text:p><text:span text:style-name="T1">Turn each line into a simple array of strings, hard code the columns</text:span></text:p>
              </text:list-item>
              <text:list-item>
                <text:p><text:span text:style-name="T1">Turn each line into an array using the column titles as indicies</text:span></text:p>
              </text:list-item>
              <text:list-item>
                <text:p><text:span text:style-name="T1">Turn it into an array of arrays to include all the data in the source</text:span></text:p>
              </text:list-item>
              <text:list-item>
                <text:p><text:span text:style-name="T1">Use nested arrays to view the data as a tree</text:span></text:p>
              </text:list-item>
            </text:list>
          </draw:text-box>
        </draw:frame>
        <draw:frame draw:style-name="gr4" draw:text-style-name="P4" draw:layer="layout" svg:width="15.24cm" svg:height="1.521cm" svg:x="3.81cm" svg:y="3.811cm">
          <draw:text-box>
            <text:p><text:span text:style-name="T1">Some data on groceries as a CSV</text:span></text:p>
          </draw:text-box>
        </draw:frame>
        <draw:frame draw:style-name="gr6" draw:text-style-name="P2" draw:layer="layout" svg:width="24.13cm" svg:height="3.529cm" svg:x="1.635cm" svg:y="5.437cm">
          <draw:text-box>
            <text:p><text:span text:style-name="T2">item,store,price,date,categories</text:span></text:p>
            <text:p><text:span text:style-name="T2">Milk,Family Foods,2.59,2014-04-07,"Dairy"</text:span></text:p>
            <text:p><text:span text:style-name="T2">Chicken,Walmart,8.7,2014-04-12,"Meat,Chicken"</text:span></text:p>
            <text:p/>
          </draw:text-box>
        </draw:frame>
        <draw:custom-shape draw:style-name="gr7" draw:text-style-name="P5" draw:layer="layout" svg:width="5.08cm" svg:height="1.905cm" svg:x="19.184cm" svg:y="3.28cm">
          <text:p text:style-name="P5">Column Titles</text:p>
          <draw:enhanced-geometry svg:viewBox="0 0 21600 21600" draw:glue-points="10800 0 0 10800 10800 21600 21600 10800 ?f40 ?f41" draw:text-areas="0 0 21600 21600" draw:type="rectangular-callout" draw:modifiers="-9369.49419405629 29521.5110178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text-style-name="P6" draw:layer="layout" svg:width="25.199cm" svg:height="1.703cm" svg:x="1.471cm" svg:y="0.202cm" presentation:class="title" presentation:user-transformed="true">
          <draw:text-box>
            <text:p><text:span text:style-name="T3">Turn each line into a simple array of strings, hard code the columns</text:span><text:span text:style-name="T4">(Slide41.awk)</text:span></text:p>
          </draw:text-box>
        </draw:frame>
        <draw:frame draw:style-name="gr8" draw:text-style-name="P7" draw:layer="layout" svg:width="26.825cm" svg:height="19.301cm" svg:x="0.48cm" svg:y="1.945cm">
          <draw:text-box>
            <text:p><text:span text:style-name="T5"><text:s/></text:span><text:span text:style-name="T6"><text:s text:c="2"/></text:span><text:span text:style-name="T6">1</text:span><text:span text:style-name="T6"><text:tab/></text:span><text:span text:style-name="T6">#!/usr/bin/gawk -f</text:span></text:p>
            <text:p><text:span text:style-name="T6"><text:s text:c="3"/></text:span><text:span text:style-name="T6">2</text:span><text:span text:style-name="T6"><text:tab/></text:span><text:span text:style-name="T6">@include "csv.awk" # from http://lorance.freeshell.org/csv/</text:span></text:p>
            <text:p><text:span text:style-name="T6"><text:s text:c="3"/></text:span><text:span text:style-name="T6">3</text:span><text:span text:style-name="T6"><text:tab/></text:span><text:span text:style-name="T6">@include "utilities.awk"</text:span></text:p>
            <text:p><text:span text:style-name="T6"><text:s text:c="3"/></text:span><text:span text:style-name="T6">4</text:span><text:span text:style-name="T6"><text:tab/></text:span></text:p>
            <text:p><text:span text:style-name="T6"><text:s text:c="3"/></text:span><text:span text:style-name="T6">5</text:span><text:span text:style-name="T6"><text:tab/></text:span><text:span text:style-name="T6">BEGIN { #run once before processing lines</text:span></text:p>
            <text:p><text:span text:style-name="T6"><text:s text:c="3"/></text:span><text:span text:style-name="T6">6</text:span><text:span text:style-name="T6"><text:tab/></text:span><text:span text:style-name="T6"><text:tab/></text:span><text:span text:style-name="T6">FS=",";</text:span></text:p>
            <text:p><text:span text:style-name="T6"><text:s text:c="3"/></text:span><text:span text:style-name="T6">7</text:span><text:span text:style-name="T6"><text:tab/></text:span><text:span text:style-name="T6">} # BEGIN</text:span></text:p>
            <text:p><text:span text:style-name="T6"><text:s text:c="3"/></text:span><text:span text:style-name="T6">8</text:span><text:span text:style-name="T6"><text:tab/></text:span></text:p>
            <text:p><text:span text:style-name="T6"><text:s text:c="3"/></text:span><text:span text:style-name="T6">9</text:span><text:span text:style-name="T6"><text:tab/></text:span><text:span text:style-name="T6">FNR == 1 {next} <text:s text:c="2"/># skip first line</text:span></text:p>
            <text:p><text:span text:style-name="T6"><text:s text:c="2"/></text:span><text:span text:style-name="T6">10</text:span><text:span text:style-name="T6"><text:tab/></text:span></text:p>
            <text:p><text:span text:style-name="T6"><text:s text:c="2"/></text:span><text:span text:style-name="T6">11</text:span><text:span text:style-name="T6"><text:tab/></text:span><text:span text:style-name="T6">{</text:span></text:p>
            <text:p><text:span text:style-name="T6"><text:s text:c="2"/></text:span><text:span text:style-name="T6">12</text:span><text:span text:style-name="T6"><text:tab/></text:span><text:span text:style-name="T6"><text:tab/></text:span><text:span text:style-name="T6">if(NR % 100 == 0) printf("Lines so far (%d)\n", NR);</text:span></text:p>
            <text:p><text:span text:style-name="T6"><text:s text:c="2"/></text:span><text:span text:style-name="T6">13</text:span><text:span text:style-name="T6"><text:tab/></text:span></text:p>
            <text:p><text:span text:style-name="T6"><text:s text:c="2"/></text:span><text:span text:style-name="T6">14</text:span><text:span text:style-name="T6"><text:tab/></text:span><text:span text:style-name="T6"><text:tab/></text:span><text:span text:style-name="T6">num_fields = csv_parse($0, csv, ",", "\"", "\"", "\\n", 0)</text:span></text:p>
            <text:p><text:span text:style-name="T6"><text:s text:c="2"/></text:span><text:span text:style-name="T6">15</text:span><text:span text:style-name="T6"><text:tab/></text:span><text:span text:style-name="T6"><text:tab/></text:span><text:span text:style-name="T6">if (num_fields &lt; 0) {</text:span></text:p>
            <text:p><text:span text:style-name="T6"><text:s text:c="2"/></text:span><text:span text:style-name="T6">16</text:span><text:span text:style-name="T6"><text:tab/></text:span><text:span text:style-name="T6"><text:tab/></text:span><text:span text:style-name="T6"><text:tab/></text:span><text:span text:style-name="T6">printf("ERROR: %d (%s) -&gt; %s\n", num_fields, csv_err(num_fields), $0);</text:span></text:p>
            <text:p><text:span text:style-name="T6"><text:s text:c="2"/></text:span><text:span text:style-name="T6">17</text:span><text:span text:style-name="T6"><text:tab/></text:span><text:span text:style-name="T6"><text:tab/></text:span><text:span text:style-name="T6"><text:tab/></text:span><text:span text:style-name="T6">continue;</text:span></text:p>
            <text:p><text:span text:style-name="T6"><text:s text:c="2"/></text:span><text:span text:style-name="T6">18</text:span><text:span text:style-name="T6"><text:tab/></text:span><text:span text:style-name="T6"><text:tab/></text:span><text:span text:style-name="T6">}</text:span></text:p>
            <text:p><text:span text:style-name="T6"><text:s text:c="2"/></text:span><text:span text:style-name="T6">19</text:span><text:span text:style-name="T6"><text:tab/></text:span></text:p>
            <text:p><text:span text:style-name="T6"><text:s text:c="2"/></text:span><text:span text:style-name="T6">20</text:span><text:span text:style-name="T6"><text:tab/></text:span><text:span text:style-name="T6"><text:tab/></text:span><text:span text:style-name="T6">printf("Lines: store=:%s:, date=:%s:, item=:%s:, price=:%s:, label=:%s:\n", </text:span></text:p>
            <text:p><text:span text:style-name="T6"><text:s text:c="2"/></text:span><text:span text:style-name="T6">21</text:span><text:span text:style-name="T6"><text:tab/></text:span><text:span text:style-name="T6"><text:tab/></text:span><text:span text:style-name="T6"><text:tab/></text:span><text:span text:style-name="T6">csv[1], csv[2], csv[3], csv[4], csv[5]);</text:span></text:p>
            <text:p><text:span text:style-name="T6"><text:s text:c="2"/></text:span><text:span text:style-name="T6">22</text:span><text:span text:style-name="T6"><text:tab/></text:span><text:span text:style-name="T6">} # for each line</text:span></text:p>
            <text:p><text:span text:style-name="T6"><text:s text:c="2"/></text:span><text:span text:style-name="T6">23</text:span><text:span text:style-name="T6"><text:tab/></text:span></text:p>
            <text:p><text:span text:style-name="T6"><text:s text:c="2"/></text:span><text:span text:style-name="T6">24</text:span><text:span text:style-name="T6"><text:tab/></text:span><text:span text:style-name="T6">END <text:s text:c="2"/>{ # run once after processing lines</text:span></text:p>
            <text:p><text:span text:style-name="T6"><text:s text:c="2"/></text:span><text:span text:style-name="T6">25</text:span><text:span text:style-name="T6"><text:tab/></text:span><text:span text:style-name="T6"><text:tab/></text:span><text:span text:style-name="T6"><text:tab/></text:span><text:span text:style-name="T6">printf("END: processed %d data points\n",NR);</text:span></text:p>
            <text:p><text:span text:style-name="T6"><text:s text:c="2"/></text:span><text:span text:style-name="T6">26</text:span><text:span text:style-name="T6"><text:tab/></text:span><text:span text:style-name="T6">} # END</text:span></text:p>
            <text:p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lide41 output</text:p>
          </draw:text-box>
        </draw:frame>
        <draw:frame draw:style-name="gr9" draw:text-style-name="P2" draw:layer="layout" svg:width="27.305cm" svg:height="10.077cm" svg:x="0.24cm" svg:y="5.675cm">
          <draw:text-box>
            <text:p><text:span text:style-name="T7">...</text:span></text:p>
            <text:p><text:span text:style-name="T7"/></text:p>
            <text:p><text:span text:style-name="T7">Lines: store=:Family Foods:, date=:2014-05-19:, item=:Salt:, price=:0.99:, label=:Salt:</text:span></text:p>
            <text:p><text:span text:style-name="T7">Lines: store=:Family Foods:, date=:2014-05-19:, item=:Bread Crumbs:, price=:2.69:, label=:Baking:</text:span></text:p>
            <text:p><text:span text:style-name="T7">Lines: store=:Family Foods:, date=:2014-05-19:, item=:Garlic:, price=:0.81:, label=:Spices:</text:span></text:p>
            <text:p><text:span text:style-name="T7">Lines: store=:Family Foods:, date=:2014-05-19:, item=:Tax:, price=:0.38:, label=:Tax:</text:span></text:p>
            <text:p><text:span text:style-name="T7">Lines: store=:Family Foods:, date=:2014-05-19:, item=:Savings:, price=:0.86:, label=:Savings:</text:span></text:p>
            <text:p><text:span text:style-name="T7">END: processed 425 data points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6" draw:text-style-name="P6" draw:layer="layout" svg:width="25.199cm" svg:height="1.703cm" svg:x="1.4cm" svg:y="0.837cm" presentation:class="title" presentation:user-transformed="true">
          <draw:text-box>
            <text:p><text:span text:style-name="T4">Total spent at each store (Slide43.awk)</text:span></text:p>
          </draw:text-box>
        </draw:frame>
        <draw:frame draw:style-name="gr10" draw:text-style-name="P2" draw:layer="layout" svg:width="27.305cm" svg:height="19.936cm" svg:x="0.635cm" svg:y="2.289cm">
          <draw:text-box>
            <text:p><text:s/>1<text:tab/>#!/usr/bin/gawk -f</text:p>
            <text:p><text:s/>2<text:tab/>@include "csv.awk" # from http://lorance.freeshell.org/csv/</text:p>
            <text:p><text:s/>3<text:tab/>@include "utilities.awk"</text:p>
            <text:p><text:s/>4<text:tab/></text:p>
            <text:p><text:s/>5<text:tab/>BEGIN { #run once before processing lines</text:p>
            <text:p><text:s/>6<text:tab/><text:tab/>FS=",";</text:p>
            <text:p><text:s/>7<text:tab/>} # BEGIN</text:p>
            <text:p><text:s/>8<text:tab/></text:p>
            <text:p><text:s/>9<text:tab/>FNR == 1 {next} # skip first line</text:p>
            <text:p><text:s/>10<text:tab/></text:p>
            <text:p><text:s/>11<text:tab/>{</text:p>
            <text:p><text:s/>12<text:tab/><text:tab/>if(NR % 100 == 0) printf("Lines so far (%d)\n", NR);</text:p>
            <text:p><text:s/>13<text:tab/></text:p>
            <text:p><text:s/>14<text:tab/><text:tab/>num_fields = csv_parse($0, csv, ",", "\"", "\"", "\\n", 0)</text:p>
            <text:p><text:s/>15<text:tab/><text:tab/>if (num_fields &lt; 0) {</text:p>
            <text:p><text:s/>16<text:tab/><text:tab/><text:tab/>printf("ERROR: %d (%s) -&gt; %s\n", num_fields, csv_err(num_fields), $0);</text:p>
            <text:p><text:s/>17<text:tab/><text:tab/><text:tab/>continue;</text:p>
            <text:p><text:s/>18<text:tab/><text:tab/>}</text:p>
            <text:p><text:s/>19<text:tab/><text:tab/>totals[csv[1]] += csv[4];</text:p>
            <text:p><text:s/>20<text:tab/></text:p>
            <text:p><text:s/>21<text:tab/>} # for each line</text:p>
            <text:p><text:s/>22<text:tab/></text:p>
            <text:p><text:s/>23<text:tab/>END { # run once after processing lines</text:p>
            <text:p><text:s/>24<text:tab/><text:tab/><text:tab/>walk_array(totals, "totals", I);</text:p>
            <text:p><text:s/>25<text:tab/><text:tab/><text:tab/>printf("END: processed %d data points\n",NR);</text:p>
            <text:p><text:s/>26<text:tab/>} # END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lide43.awk output</text:p>
          </draw:text-box>
        </draw:frame>
        <draw:frame draw:style-name="gr11" draw:text-style-name="P2" draw:layer="layout" svg:width="26.821cm" svg:height="10.716cm" svg:x="0.484cm" svg:y="5.159cm">
          <draw:text-box>
            <text:p><text:span text:style-name="T2">Lines so far (100)</text:span></text:p>
            <text:p><text:span text:style-name="T2">Lines so far (200)</text:span></text:p>
            <text:p><text:span text:style-name="T2">Lines so far (300)</text:span></text:p>
            <text:p><text:span text:style-name="T2">Lines so far (400)</text:span></text:p>
            <text:p><text:span text:style-name="T2">totals[Target] = 306.74</text:span></text:p>
            <text:p><text:span text:style-name="T2">totals[Walmart] = 625.06</text:span></text:p>
            <text:p><text:span text:style-name="T2">totals[Family Foods] = 429.94</text:span></text:p>
            <text:p><text:span text:style-name="T2">totals[Jewel] = 16.02</text:span></text:p>
            <text:p><text:span text:style-name="T2">END: processed 425 data points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8" draw:layer="layout" svg:width="25.199cm" svg:height="3.506cm" svg:x="1.471cm" svg:y="-0.331cm" presentation:class="title" presentation:user-transformed="true">
          <draw:text-box>
            <text:p><text:span text:style-name="T8">Turn each line into an array using the column titles as indicies (Slide45.awk) part 1</text:span></text:p>
          </draw:text-box>
        </draw:frame>
        <draw:frame draw:style-name="gr12" draw:text-style-name="P9" draw:layer="layout" svg:width="27.305cm" svg:height="15.875cm" svg:x="0cm" svg:y="2.54cm">
          <draw:text-box>
            <text:p><text:span text:style-name="T7"><text:s/></text:span><text:span text:style-name="T7">1</text:span><text:span text:style-name="T7"><text:tab/></text:span><text:span text:style-name="T7">#!/usr/bin/gawk -f</text:span></text:p>
            <text:p><text:span text:style-name="T7"><text:s/></text:span><text:span text:style-name="T7">2</text:span><text:span text:style-name="T7"><text:tab/></text:span><text:span text:style-name="T7">@include "csv.awk" # from http://lorance.freeshell.org/csv/</text:span></text:p>
            <text:p><text:span text:style-name="T7"><text:s/></text:span><text:span text:style-name="T7">3</text:span><text:span text:style-name="T7"><text:tab/></text:span><text:span text:style-name="T7">@include "utilities.awk"</text:span></text:p>
            <text:p><text:span text:style-name="T7"><text:s/></text:span><text:span text:style-name="T7">4</text:span><text:span text:style-name="T7"><text:tab/></text:span></text:p>
            <text:p><text:span text:style-name="T7"><text:s/></text:span><text:span text:style-name="T7">5</text:span><text:span text:style-name="T7"><text:tab/></text:span><text:span text:style-name="T7">BEGIN { #run once before processing lines</text:span></text:p>
            <text:p><text:span text:style-name="T7"><text:s/></text:span><text:span text:style-name="T7">6</text:span><text:span text:style-name="T7"><text:tab/></text:span><text:span text:style-name="T7"><text:tab/></text:span><text:span text:style-name="T7">FS=",";</text:span></text:p>
            <text:p><text:span text:style-name="T7"><text:s/></text:span><text:span text:style-name="T7">7</text:span><text:span text:style-name="T7"><text:tab/></text:span><text:span text:style-name="T7">} # BEGIN</text:span></text:p>
            <text:p><text:span text:style-name="T7"><text:s/></text:span><text:span text:style-name="T7">8</text:span><text:span text:style-name="T7"><text:tab/></text:span></text:p>
            <text:p><text:span text:style-name="T7"><text:s/></text:span><text:span text:style-name="T7">9</text:span><text:span text:style-name="T7"><text:tab/></text:span><text:span text:style-name="T7"># first line are the titles</text:span></text:p>
            <text:p><text:span text:style-name="T7"><text:s/></text:span><text:span text:style-name="T7">10</text:span><text:span text:style-name="T7"><text:tab/></text:span><text:span text:style-name="T7">FNR == 1 {</text:span></text:p>
            <text:p><text:span text:style-name="T7"><text:s/></text:span><text:span text:style-name="T7">11</text:span><text:span text:style-name="T7"><text:tab/></text:span><text:span text:style-name="T7"><text:tab/></text:span><text:span text:style-name="T7">num_titles = csv_parse($0, titles, ",", "\"", "\"", "\\n", 1)</text:span></text:p>
            <text:p><text:span text:style-name="T7"><text:s/></text:span><text:span text:style-name="T7">12</text:span><text:span text:style-name="T7"><text:tab/></text:span></text:p>
            <text:p><text:span text:style-name="T7"><text:s/></text:span><text:span text:style-name="T7">13</text:span><text:span text:style-name="T7"><text:tab/></text:span><text:span text:style-name="T7"><text:tab/></text:span><text:span text:style-name="T7">if (num_titles &lt; 0) {</text:span></text:p>
            <text:p><text:span text:style-name="T7"><text:s/></text:span><text:span text:style-name="T7">14</text:span><text:span text:style-name="T7"><text:tab/></text:span><text:span text:style-name="T7"><text:tab/></text:span><text:span text:style-name="T7"><text:tab/></text:span><text:span text:style-name="T7">printf("ERROR: %d (%s) -&gt; %s\n", num_titles, csv_err(num_fields), $0);</text:span></text:p>
            <text:p><text:span text:style-name="T7"><text:s/></text:span><text:span text:style-name="T7">15</text:span><text:span text:style-name="T7"><text:tab/></text:span><text:span text:style-name="T7"><text:tab/></text:span><text:span text:style-name="T7"><text:tab/></text:span><text:span text:style-name="T7">exit;</text:span></text:p>
            <text:p><text:span text:style-name="T7"><text:s/></text:span><text:span text:style-name="T7">16</text:span><text:span text:style-name="T7"><text:tab/></text:span><text:span text:style-name="T7"><text:tab/></text:span><text:span text:style-name="T7">}</text:span></text:p>
            <text:p><text:span text:style-name="T7"><text:s/></text:span><text:span text:style-name="T7">17</text:span><text:span text:style-name="T7"><text:tab/></text:span><text:span text:style-name="T7">} # first line</text:span></text:p>
            <text:p><text:span text:style-name="T7"><text:s/></text:span><text:span text:style-name="T7">18</text:span><text:span text:style-name="T7"><text:tab/></text:span><text:span text:style-name="T7"><text:tab/></text:span></text:p>
            <text:p><text:span text:style-name="T7"/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9" draw:layer="layout" svg:width="25.199cm" svg:height="2.338cm" svg:x="1.4cm" svg:y="0.837cm" presentation:class="title" presentation:user-transformed="true">
          <draw:text-box>
            <text:p><text:span text:style-name="T8">Turn each line into an array using the column titles as indicies (Slide45.awk) part 2</text:span></text:p>
          </draw:text-box>
        </draw:frame>
        <draw:frame draw:style-name="gr13" draw:text-style-name="P2" draw:layer="layout" svg:width="26.67cm" svg:height="16.126cm" svg:x="0.635cm" svg:y="3.175cm">
          <draw:text-box>
            <text:p>19<text:tab/>FNR != 1 {</text:p>
            <text:p><text:s/>20<text:tab/><text:tab/>if(NR % 100 == 0)</text:p>
            <text:p><text:s/>21<text:tab/><text:tab/><text:tab/>printf("lines so far (%d)\n", NR);</text:p>
            <text:p><text:s/>22<text:tab/></text:p>
            <text:p><text:s/>23<text:tab/><text:tab/>num_fields = csv_parse($0, csv, ",", "\"", "\"", "\\n", 0)</text:p>
            <text:p><text:s/>24<text:tab/><text:tab/>if (num_fields &lt; 0) {</text:p>
            <text:p><text:s/>25<text:tab/><text:tab/><text:tab/>printf("ERROR: %d (%s) -&gt; %s\n", num_fields, csv_err(num_fields), $0);</text:p>
            <text:p><text:s/>26<text:tab/><text:tab/><text:tab/>continue;</text:p>
            <text:p><text:s/>27<text:tab/><text:tab/>}</text:p>
            <text:p><text:s/>28<text:tab/></text:p>
            <text:p><text:s/>29<text:tab/><text:tab/>for (t in titles)</text:p>
            <text:p><text:s/>30<text:tab/><text:tab/><text:tab/>Data[titles[t]] = csv[t];</text:p>
            <text:p><text:s/>31<text:tab/><text:tab/>printf("store=:%s:, date=:%s:, item=:%s:, price=:%s:, categories=:%s:\n", </text:p>
            <text:p><text:s/>32<text:tab/><text:tab/><text:tab/>Data["store"], Data["date"], Data["item"], Data["price"], Data["categories"]);</text:p>
            <text:p><text:s/>33<text:tab/>}</text:p>
            <text:p><text:s/>34<text:tab/></text:p>
            <text:p><text:s/>35<text:tab/>END { # run once after processing lines</text:p>
            <text:p><text:s/>36<text:tab/><text:tab/><text:tab/>printf("END: processed %d data points\n",NR);</text:p>
            <text:p><text:s/>37<text:tab/>}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Slide45.awk Output</text:p>
          </draw:text-box>
        </draw:frame>
        <draw:frame draw:style-name="gr14" draw:text-style-name="P10" draw:layer="layout" svg:width="26.67cm" svg:height="14.201cm" svg:x="0.635cm" svg:y="3.559cm">
          <draw:text-box>
            <text:p><text:span text:style-name="T9">…</text:span></text:p>
            <text:p><text:span text:style-name="T9"/></text:p>
            <text:p><text:span text:style-name="T9">store=:Family Foods:, date=:2014-05-19:, item=:Water:, price=:0.49:, categories=:Water:</text:span></text:p>
            <text:p><text:span text:style-name="T9">store=:Family Foods:, date=:2014-05-19:, item=:Water:, price=:0.49:, categories=:Water:</text:span></text:p>
            <text:p><text:span text:style-name="T9">store=:Family Foods:, date=:2014-05-19:, item=:Salt:, price=:0.99:, categories=:Salt:</text:span></text:p>
            <text:p><text:span text:style-name="T9">store=:Family Foods:, date=:2014-05-19:, item=:Bread Crumbs:, price=:2.69:, categories=:Baking:</text:span></text:p>
            <text:p><text:span text:style-name="T9">store=:Family Foods:, date=:2014-05-19:, item=:Garlic:, price=:0.81:, categories=:Spices:</text:span></text:p>
            <text:p><text:span text:style-name="T9">store=:Family Foods:, date=:2014-05-19:, item=:Tax:, price=:0.38:, categories=:Tax:</text:span></text:p>
            <text:p><text:span text:style-name="T9">store=:Family Foods:, date=:2014-05-19:, item=:Savings:, price=:0.86:, categories=:Savings:</text:span></text:p>
            <text:p><text:span text:style-name="T9">END: processed 425 data points</text:span></text:p>
            <text:p><text:span text:style-name="T9"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10" draw:layer="layout" svg:width="25.199cm" svg:height="3.625cm" svg:x="1.4cm" svg:y="0.778cm" presentation:class="title" presentation:user-transformed="true">
          <draw:text-box>
            <text:p>Add code to Slide45.awk to get totals</text:p>
          </draw:text-box>
        </draw:frame>
        <draw:frame draw:style-name="gr15" draw:text-style-name="P2" draw:layer="layout" svg:width="22.86cm" svg:height="7.654cm" svg:x="1.27cm" svg:y="7.62cm">
          <draw:text-box>
            <text:p><text:span text:style-name="T2">Around line 23, add this to sum the prices</text:span></text:p>
            <text:p><text:span text:style-name="T2"/></text:p>
            <text:p><text:span text:style-name="T2">totals[Data["store"]] += Data["price"];</text:span></text:p>
            <text:p><text:span text:style-name="T2"/></text:p>
            <text:p><text:span text:style-name="T2"/></text:p>
            <text:p><text:span text:style-name="T2">And in the END section add</text:span></text:p>
            <text:p><text:span text:style-name="T2">walk_array(totals,"totals", i);</text:span></text:p>
            <text:p/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6" draw:text-style-name="P11" draw:layer="layout" svg:width="25.199cm" svg:height="1.703cm" svg:x="0.836cm" svg:y="0.69cm" presentation:class="title" presentation:user-transformed="true">
          <draw:text-box>
            <text:p><text:span text:style-name="T10">Array of Arrays (Slide49.awk) part 1</text:span></text:p>
          </draw:text-box>
        </draw:frame>
        <draw:frame draw:style-name="gr16" draw:text-style-name="P2" draw:layer="layout" svg:width="26.39cm" svg:height="17.936cm" svg:x="0.915cm" svg:y="2.622cm">
          <draw:text-box>
            <text:p><text:span text:style-name="T9">1</text:span><text:span text:style-name="T9"><text:tab/></text:span><text:span text:style-name="T9">#!/usr/bin/gawk -f</text:span></text:p>
            <text:p><text:span text:style-name="T9"><text:s/></text:span><text:span text:style-name="T9">2</text:span><text:span text:style-name="T9"><text:tab/></text:span><text:span text:style-name="T9">@include "csv.awk" # from http://lorance.freeshell.org/csv/</text:span></text:p>
            <text:p><text:span text:style-name="T9"><text:s/></text:span><text:span text:style-name="T9">3</text:span><text:span text:style-name="T9"><text:tab/></text:span><text:span text:style-name="T9">@include "utilities.awk"</text:span></text:p>
            <text:p><text:span text:style-name="T9"><text:s/></text:span><text:span text:style-name="T9">4</text:span><text:span text:style-name="T9"><text:tab/></text:span></text:p>
            <text:p><text:span text:style-name="T9"><text:s/></text:span><text:span text:style-name="T9">5</text:span><text:span text:style-name="T9"><text:tab/></text:span><text:span text:style-name="T9">BEGIN { #run once before processing lines</text:span></text:p>
            <text:p><text:span text:style-name="T9"><text:s/></text:span><text:span text:style-name="T9">6</text:span><text:span text:style-name="T9"><text:tab/></text:span><text:span text:style-name="T9"><text:tab/></text:span><text:span text:style-name="T9">FS=",";</text:span></text:p>
            <text:p><text:span text:style-name="T9"><text:s/></text:span><text:span text:style-name="T9">7</text:span><text:span text:style-name="T9"><text:tab/></text:span><text:span text:style-name="T9"><text:tab/></text:span><text:span text:style-name="T9">split("",Data); # weird idiom for empty array</text:span></text:p>
            <text:p><text:span text:style-name="T9"><text:s/></text:span><text:span text:style-name="T9">8</text:span><text:span text:style-name="T9"><text:tab/></text:span><text:span text:style-name="T9"><text:tab/></text:span><text:span text:style-name="T9">recordCount = 1;</text:span></text:p>
            <text:p><text:span text:style-name="T9"><text:s/></text:span><text:span text:style-name="T9">9</text:span><text:span text:style-name="T9"><text:tab/></text:span><text:span text:style-name="T9">} # BEGIN</text:span></text:p>
            <text:p><text:span text:style-name="T9"><text:s/></text:span><text:span text:style-name="T9">10</text:span><text:span text:style-name="T9"><text:tab/></text:span></text:p>
            <text:p><text:span text:style-name="T9"><text:s/></text:span><text:span text:style-name="T9">11</text:span><text:span text:style-name="T9"><text:tab/></text:span><text:span text:style-name="T9"># first line are the titles</text:span></text:p>
            <text:p><text:span text:style-name="T9"><text:s/></text:span><text:span text:style-name="T9">12</text:span><text:span text:style-name="T9"><text:tab/></text:span><text:span text:style-name="T9">FNR == 1 {</text:span></text:p>
            <text:p><text:span text:style-name="T9"><text:s/></text:span><text:span text:style-name="T9">13</text:span><text:span text:style-name="T9"><text:tab/></text:span><text:span text:style-name="T9"><text:tab/></text:span><text:span text:style-name="T9">num_titles = csv_parse($0, titles, ",", "\"", "\"", "\\n", 1)</text:span></text:p>
            <text:p><text:span text:style-name="T9"><text:s/></text:span><text:span text:style-name="T9">14</text:span><text:span text:style-name="T9"><text:tab/></text:span></text:p>
            <text:p><text:span text:style-name="T9"><text:s/></text:span><text:span text:style-name="T9">15</text:span><text:span text:style-name="T9"><text:tab/></text:span><text:span text:style-name="T9"><text:tab/></text:span><text:span text:style-name="T9">if (num_titles &lt; 0) {</text:span></text:p>
            <text:p><text:span text:style-name="T9"><text:s/></text:span><text:span text:style-name="T9">16</text:span><text:span text:style-name="T9"><text:tab/></text:span><text:span text:style-name="T9"><text:tab/></text:span><text:span text:style-name="T9"><text:tab/></text:span><text:span text:style-name="T9">printf("ERROR: %d (%s) -&gt; %s\n", num_titles, csv_err(num_fields), $0);</text:span></text:p>
            <text:p><text:span text:style-name="T9"><text:s/></text:span><text:span text:style-name="T9">17</text:span><text:span text:style-name="T9"><text:tab/></text:span><text:span text:style-name="T9"><text:tab/></text:span><text:span text:style-name="T9"><text:tab/></text:span><text:span text:style-name="T9">exit;</text:span></text:p>
            <text:p><text:span text:style-name="T9"><text:s/></text:span><text:span text:style-name="T9">18</text:span><text:span text:style-name="T9"><text:tab/></text:span><text:span text:style-name="T9"><text:tab/></text:span><text:span text:style-name="T9">}</text:span></text:p>
            <text:p><text:span text:style-name="T9"><text:s/></text:span><text:span text:style-name="T9">19</text:span><text:span text:style-name="T9"><text:tab/></text:span><text:span text:style-name="T9">} # first line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6" draw:layer="layout" svg:width="25.199cm" svg:height="1.703cm" svg:x="1.4cm" svg:y="0.837cm" presentation:class="title" presentation:user-transformed="true">
          <draw:text-box>
            <text:p><text:span text:style-name="T10">Array of Arrays (Slide49.awk) part 2</text:span></text:p>
          </draw:text-box>
        </draw:frame>
        <draw:frame draw:style-name="gr16" draw:text-style-name="P2" draw:layer="layout" svg:width="26.73cm" svg:height="17.936cm" svg:x="1.27cm" svg:y="3.175cm">
          <draw:text-box>
            <text:p><text:span text:style-name="T9">21</text:span><text:span text:style-name="T9"><text:tab/></text:span><text:span text:style-name="T9">FNR != 1 {</text:span></text:p>
            <text:p><text:span text:style-name="T9"><text:s/></text:span><text:span text:style-name="T9">22</text:span><text:span text:style-name="T9"><text:tab/></text:span><text:span text:style-name="T9"><text:tab/></text:span><text:span text:style-name="T9">if(NR % 100 == 0)</text:span></text:p>
            <text:p><text:span text:style-name="T9"><text:s/></text:span><text:span text:style-name="T9">23</text:span><text:span text:style-name="T9"><text:tab/></text:span><text:span text:style-name="T9"><text:tab/></text:span><text:span text:style-name="T9"><text:tab/></text:span><text:span text:style-name="T9">printf("lines so far (%d)\n", NR);</text:span></text:p>
            <text:p><text:span text:style-name="T9"><text:s/></text:span><text:span text:style-name="T9">24</text:span><text:span text:style-name="T9"><text:tab/></text:span></text:p>
            <text:p><text:span text:style-name="T9"><text:s/></text:span><text:span text:style-name="T9">25</text:span><text:span text:style-name="T9"><text:tab/></text:span><text:span text:style-name="T9"><text:tab/></text:span><text:span text:style-name="T9">num_fields = csv_parse($0, csv, ",", "\"", "\"", "\\n", 0)</text:span></text:p>
            <text:p><text:span text:style-name="T9"><text:s/></text:span><text:span text:style-name="T9">26</text:span><text:span text:style-name="T9"><text:tab/></text:span><text:span text:style-name="T9"><text:tab/></text:span><text:span text:style-name="T9">if (num_fields &lt; 0) {</text:span></text:p>
            <text:p><text:span text:style-name="T9"><text:s/></text:span><text:span text:style-name="T9">27</text:span><text:span text:style-name="T9"><text:tab/></text:span><text:span text:style-name="T9"><text:tab/></text:span><text:span text:style-name="T9"><text:tab/></text:span><text:span text:style-name="T9">printf("ERROR: %d (%s) -&gt; %s\n", num_fields, csv_err(num_fields), $0);</text:span></text:p>
            <text:p><text:span text:style-name="T9"><text:s/></text:span><text:span text:style-name="T9">28</text:span><text:span text:style-name="T9"><text:tab/></text:span><text:span text:style-name="T9"><text:tab/></text:span><text:span text:style-name="T9"><text:tab/></text:span><text:span text:style-name="T9">continue;</text:span></text:p>
            <text:p><text:span text:style-name="T9"><text:s/></text:span><text:span text:style-name="T9">29</text:span><text:span text:style-name="T9"><text:tab/></text:span><text:span text:style-name="T9"><text:tab/></text:span><text:span text:style-name="T9">}</text:span></text:p>
            <text:p><text:span text:style-name="T9"><text:s/></text:span><text:span text:style-name="T9">30</text:span><text:span text:style-name="T9"><text:tab/></text:span></text:p>
            <text:p><text:span text:style-name="T9"><text:s/></text:span><text:span text:style-name="T9">31</text:span><text:span text:style-name="T9"><text:tab/></text:span><text:span text:style-name="T9"><text:tab/></text:span><text:span text:style-name="T9">for (t in titles) {</text:span></text:p>
            <text:p><text:span text:style-name="T9"><text:s/></text:span><text:span text:style-name="T9">32</text:span><text:span text:style-name="T9"><text:tab/></text:span><text:span text:style-name="T9"><text:tab/></text:span><text:span text:style-name="T9"><text:tab/></text:span><text:span text:style-name="T9">Data[recordCount][titles[t]] = csv[t];</text:span></text:p>
            <text:p><text:span text:style-name="T9"><text:s/></text:span><text:span text:style-name="T9">33</text:span><text:span text:style-name="T9"><text:tab/></text:span><text:span text:style-name="T9"><text:tab/></text:span><text:span text:style-name="T9">}</text:span></text:p>
            <text:p><text:span text:style-name="T9"><text:s/></text:span><text:span text:style-name="T9">34</text:span><text:span text:style-name="T9"><text:tab/></text:span><text:span text:style-name="T9"><text:tab/></text:span><text:span text:style-name="T9">#printf("store=:%s:, date=:%s:, item=:%s:, price=:%s:, categories=:%s:\n", </text:span></text:p>
            <text:p><text:span text:style-name="T9"><text:s/></text:span><text:span text:style-name="T9">35</text:span><text:span text:style-name="T9"><text:tab/></text:span><text:span text:style-name="T9"><text:tab/></text:span><text:span text:style-name="T9">#</text:span><text:span text:style-name="T9"><text:tab/></text:span><text:span text:style-name="T9">Data[recordCount]["store"], Data[recordCount]["date"], Data[recordCount]["item"], Data[recordCount]["price"], Data[recordCount]["categories"]);</text:span></text:p>
            <text:p><text:span text:style-name="T9"><text:s/></text:span><text:span text:style-name="T9">36</text:span><text:span text:style-name="T9"><text:tab/></text:span><text:span text:style-name="T9"><text:tab/></text:span><text:span text:style-name="T9">recordCount++;</text:span></text:p>
            <text:p><text:span text:style-name="T9"><text:s/></text:span><text:span text:style-name="T9">37</text:span><text:span text:style-name="T9"><text:tab/></text:span><text:span text:style-name="T9">}</text:span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6" draw:layer="layout" svg:width="25.199cm" svg:height="1.703cm" svg:x="1.4cm" svg:y="0.837cm" presentation:class="title" presentation:user-transformed="true">
          <draw:text-box>
            <text:p><text:span text:style-name="T10">Array of Arrays (Slide49.awk) part 1</text:span></text:p>
          </draw:text-box>
        </draw:frame>
        <draw:frame draw:style-name="gr17" draw:text-style-name="P10" draw:layer="layout" svg:width="26.67cm" svg:height="9.551cm" svg:x="1.27cm" svg:y="3.81cm">
          <draw:text-box>
            <text:p><text:span text:style-name="T9">39</text:span><text:span text:style-name="T9"><text:tab/></text:span><text:span text:style-name="T9">END { # run once after processing lines</text:span></text:p>
            <text:p><text:span text:style-name="T9"><text:s/></text:span><text:span text:style-name="T9">40</text:span><text:span text:style-name="T9"><text:tab/></text:span><text:span text:style-name="T9"><text:tab/></text:span><text:span text:style-name="T9"><text:tab/></text:span><text:span text:style-name="T9">#walk_array(Data, "Data", i);</text:span></text:p>
            <text:p><text:span text:style-name="T9"><text:s/></text:span><text:span text:style-name="T9">41</text:span><text:span text:style-name="T9"><text:tab/></text:span><text:span text:style-name="T9"><text:tab/></text:span><text:span text:style-name="T9"><text:tab/></text:span><text:span text:style-name="T9">for (r in Data) {</text:span></text:p>
            <text:p><text:span text:style-name="T9"><text:s/></text:span><text:span text:style-name="T9">42</text:span><text:span text:style-name="T9"><text:tab/></text:span><text:span text:style-name="T9"><text:tab/></text:span><text:span text:style-name="T9"><text:tab/></text:span><text:span text:style-name="T9"><text:tab/></text:span><text:span text:style-name="T9">#printf("index=:%d:, store=:%s:\n", r, Data[r]["store"]);</text:span></text:p>
            <text:p><text:span text:style-name="T9"><text:s/></text:span><text:span text:style-name="T9">43</text:span><text:span text:style-name="T9"><text:tab/></text:span><text:span text:style-name="T9"><text:tab/></text:span><text:span text:style-name="T9"><text:tab/></text:span><text:span text:style-name="T9"><text:tab/></text:span><text:span text:style-name="T9">totals[Data[r]["store"]] += Data[r]["price"];</text:span></text:p>
            <text:p><text:span text:style-name="T9"><text:s/></text:span><text:span text:style-name="T9">44</text:span><text:span text:style-name="T9"><text:tab/></text:span><text:span text:style-name="T9"><text:tab/></text:span><text:span text:style-name="T9"><text:tab/></text:span><text:span text:style-name="T9">}</text:span></text:p>
            <text:p><text:span text:style-name="T9"><text:s/></text:span><text:span text:style-name="T9">45</text:span><text:span text:style-name="T9"><text:tab/></text:span><text:span text:style-name="T9"><text:tab/></text:span><text:span text:style-name="T9"><text:tab/></text:span><text:span text:style-name="T9">walk_array(totals, "totals", i);</text:span></text:p>
            <text:p><text:span text:style-name="T9"><text:s/></text:span><text:span text:style-name="T9">46</text:span><text:span text:style-name="T9"><text:tab/></text:span><text:span text:style-name="T9"><text:tab/></text:span><text:span text:style-name="T9"><text:tab/></text:span><text:span text:style-name="T9">printf("END: processed %d data points\n",NR);</text:span></text:p>
            <text:p><text:span text:style-name="T9"><text:s/></text:span><text:span text:style-name="T9">47</text:span><text:span text:style-name="T9"><text:tab/></text:span><text:span text:style-name="T9">}</text:span></text:p>
            <text:p><text:span text:style-name="T9"/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CSV to JSON Example</text:p>
          </draw:text-box>
        </draw:frame>
        <draw:frame draw:style-name="gr18" draw:text-style-name="P2" draw:layer="layout" svg:width="25.4cm" svg:height="16.979cm" svg:x="1.27cm" svg:y="5.08cm">
          <draw:text-box>
            <text:p><text:span text:style-name="T8">Translates CSV file into JSON format</text:span></text:p>
            <text:p><text:span text:style-name="T8">For example:</text:span></text:p>
            <text:p><text:span text:style-name="T8">2014-7-1,77,60,94,54,73,45,94,1948,2014,0.00,0.03,0.75</text:span></text:p>
            <text:p><text:span text:style-name="T8">{</text:span></text:p>
            <text:p><text:span text:style-name="T8">"date" : "2014-7-1"</text:span></text:p>
            <text:p><text:span text:style-name="T8">,"actual_mean_temp" : "77"</text:span></text:p>
            <text:p><text:span text:style-name="T8">,"actual_min_temp" : 60</text:span></text:p>
            <text:p><text:span text:style-name="T8">,"actual_max_temp" : "94"</text:span></text:p>
            <text:p><text:span text:style-name="T8">,"average_min_temp" : 54</text:span></text:p>
            <text:p><text:span text:style-name="T8">,"average_max_temp" : "73"</text:span></text:p>
            <text:p><text:span text:style-name="T8">,"record_min_temp" : 45</text:span></text:p>
            <text:p><text:span text:style-name="T8">,"record_max_temp" : "94"</text:span></text:p>
            <text:p><text:span text:style-name="T8">,"record_min_temp_year" : 1948</text:span></text:p>
            <text:p><text:span text:style-name="T8">,"record_max_temp_year" : "2014"</text:span></text:p>
            <text:p><text:span text:style-name="T8">,"actual_precipitation" : 0</text:span></text:p>
            <text:p><text:span text:style-name="T8">,"average_precipitation" : "0.03"</text:span></text:p>
            <text:p><text:span text:style-name="T8">,"record_precipitation" : 0</text:span></text:p>
            <text:p><text:span text:style-name="T8">}</text:span></text:p>
            <text:p><text:span text:style-name="T8"/>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draw:style-name="gr19" draw:text-style-name="P2" draw:layer="layout" svg:width="25.4cm" svg:height="18.571cm" svg:x="1.905cm" svg:y="1.27cm">
          <draw:text-box>
            <text:p><text:span text:style-name="T11">#!/usr/bin/gawk -f</text:span></text:p>
            <text:p><text:span text:style-name="T11">@include "csv.awk" # from http://lorance.freeshell.org/csv/</text:span></text:p>
            <text:p><text:span text:style-name="T11"># https://stackoverflow.com/questions/9985528/how-can-i-trim-white-space-from-a-variable-in-awk</text:span></text:p>
            <text:p><text:span text:style-name="T11">function ltrim(s) { sub(/^[ \t\r\n]+/, "", s); return s }</text:span></text:p>
            <text:p><text:span text:style-name="T11">function rtrim(s) { sub(/[ \t\r\n]+$/, "", s); return s }</text:span></text:p>
            <text:p><text:span text:style-name="T11">function trim(s) { return rtrim(ltrim(s)); }</text:span></text:p>
            <text:p><text:span text:style-name="T11"/></text:p>
            <text:p><text:span text:style-name="T11">BEGIN { #run once before processing lines</text:span></text:p>
            <text:p><text:span text:style-name="T11"><text:tab/></text:span><text:span text:style-name="T11"><text:tab/></text:span><text:span text:style-name="T11">#print "START" </text:span></text:p>
            <text:p><text:span text:style-name="T11"><text:tab/></text:span><text:span text:style-name="T11"><text:tab/></text:span><text:span text:style-name="T11">lines = 0;</text:span></text:p>
            <text:p><text:span text:style-name="T11"><text:tab/></text:span><text:span text:style-name="T11"><text:tab/></text:span><text:span text:style-name="T11"># formats is from the command line</text:span></text:p>
            <text:p><text:span text:style-name="T11"><text:tab/></text:span><text:span text:style-name="T11"><text:tab/></text:span><text:span text:style-name="T11"># ./csvToJson.awk -v formats="ssssssssssssssssdsssssddddssssssssssssssss" </text:span></text:p>
            <text:p><text:span text:style-name="T11"><text:tab/></text:span><text:span text:style-name="T11"><text:tab/></text:span><text:span text:style-name="T11"># &lt; ../data/MediumVoterData.csv </text:span></text:p>
            <text:p><text:span text:style-name="T11"><text:tab/></text:span><text:span text:style-name="T11"><text:tab/></text:span><text:span text:style-name="T11">nf = split(formats,formatList,"")</text:span></text:p>
            <text:p><text:span text:style-name="T11"><text:tab/></text:span><text:span text:style-name="T11"><text:tab/></text:span><text:span text:style-name="T11">supportedFormats = "sdf"; # to check for errors</text:span></text:p>
            <text:p><text:span text:style-name="T11"><text:tab/></text:span><text:span text:style-name="T11"><text:tab/></text:span><text:span text:style-name="T11">formatStrings["s"] = "\"%s\" : \"%s\"\n";</text:span></text:p>
            <text:p><text:span text:style-name="T11"><text:tab/></text:span><text:span text:style-name="T11"><text:tab/></text:span><text:span text:style-name="T11">formatStrings["d"] = "\"%s\" : %d\n";</text:span></text:p>
            <text:p><text:span text:style-name="T11"><text:tab/></text:span><text:span text:style-name="T11"><text:tab/></text:span><text:span text:style-name="T11">formatStrings["f"] = "\"%s\" : %f\n";</text:span></text:p>
            <text:p><text:span text:style-name="T11"><text:tab/></text:span><text:span text:style-name="T11"><text:tab/></text:span><text:span text:style-name="T11">print "["; # start of JSON array</text:span></text:p>
            <text:p><text:span text:style-name="T11">}</text:span></text:p>
            <text:p/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draw:style-name="gr20" draw:text-style-name="P10" draw:layer="layout" svg:width="25.4cm" svg:height="25.651cm" svg:x="1.905cm" svg:y="0.635cm">
          <draw:text-box>
            <text:p><text:span text:style-name="T7">{</text:span></text:p>
            <text:p><text:span text:style-name="T7"><text:tab/></text:span><text:span text:style-name="T7"><text:tab/></text:span><text:span text:style-name="T7">if(lines++ == 0) { # first line is titles</text:span></text:p>
            <text:p><text:span text:style-name="T7"><text:tab/></text:span><text:span text:style-name="T7"><text:tab/></text:span><text:span text:style-name="T7"><text:tab/></text:span><text:span text:style-name="T7">num_titles = csv_parse($0, titles, ",", "\"", "\"", "\\n", 1)</text:span></text:p>
            <text:p><text:span text:style-name="T7"><text:tab/></text:span><text:span text:style-name="T7"><text:tab/></text:span><text:span text:style-name="T7"><text:tab/></text:span><text:span text:style-name="T7">next;</text:span></text:p>
            <text:p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else {</text:span></text:p>
            <text:p><text:span text:style-name="T7"><text:tab/></text:span><text:span text:style-name="T7"><text:tab/></text:span><text:span text:style-name="T7"><text:tab/></text:span><text:span text:style-name="T7">num_fields = csv_parse($0, csv, ",", "\"", "\"", "\\n", 0)</text:span></text:p>
            <text:p><text:span text:style-name="T7"><text:tab/></text:span><text:span text:style-name="T7"><text:tab/></text:span><text:span text:style-name="T7"><text:tab/></text:span><text:span text:style-name="T7">if (num_fields &lt; 0) {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printf("ERROR: %d (%s) -&gt; %s\n", num_fields, csv_err(num_fields), $0);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next;</text:span></text:p>
            <text:p><text:span text:style-name="T7"><text:tab/></text:span><text:span text:style-name="T7"><text:tab/></text:span><text:span text:style-name="T7"> 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<text:tab/></text:span><text:span text:style-name="T7">if(lines &gt; 2) print(","); # row seperator</text:span></text:p>
            <text:p><text:span text:style-name="T7"><text:tab/></text:span><text:span text:style-name="T7"><text:tab/></text:span><text:span text:style-name="T7"><text:tab/></text:span><text:span text:style-name="T7">printf "{"; # start of JSON object</text:span></text:p>
            <text:p><text:span text:style-name="T7"><text:tab/></text:span><text:span text:style-name="T7"><text:tab/></text:span><text:span text:style-name="T7"><text:tab/></text:span><text:span text:style-name="T7">for (i=1; i &lt;= length(titles); i++) {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if(i &gt; 1) printf(","); # field seperator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format = (index(supportedFormats,formatList[i]) != 0) ? <text:s/>formatStrings[formatList[i]] : formatStrings["s"];</text:span></text:p>
            <text:p><text:span text:style-name="T7"><text:tab/></text:span><text:span text:style-name="T7"> <text:s text:c="7"/></text:span><text:span text:style-name="T7">gsub(/\"/,"",csv[i]); # remove quotes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finalValue = trim(csv[i]); #remove spaces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printf(format, titles[i], finalValue);</text:span></text:p>
            <text:p><text:span text:style-name="T7"><text:tab/></text:span><text:span text:style-name="T7"><text:tab/></text:span><text:span text:style-name="T7"><text:tab/></text:span><text:span text:style-name="T7">}</text:span></text:p>
            <text:p><text:span text:style-name="T7"><text:tab/></text:span><text:span text:style-name="T7"><text:tab/></text:span><text:span text:style-name="T7"><text:tab/></text:span><text:span text:style-name="T7">print "}"; # end of JSON object</text:span></text:p>
            <text:p><text:span text:style-name="T7"><text:tab/></text:span><text:span text:style-name="T7">} # all other lines</text:span></text:p>
            <text:p><text:span text:style-name="T7">}</text:span></text:p>
            <text:p><text:span text:style-name="T9"/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draw:style-name="gr21" draw:text-style-name="P12" draw:layer="layout" svg:width="24.765cm" svg:height="6.18cm" svg:x="2.54cm" svg:y="1.905cm">
          <draw:text-box>
            <text:p><text:span text:style-name="T2">END <text:s text:c="2"/>{ # run once after processing lines</text:span></text:p>
            <text:p><text:span text:style-name="T2"><text:tab/></text:span><text:span text:style-name="T2"><text:tab/></text:span><text:span text:style-name="T2">print "]"; # end of JSON array</text:span></text:p>
            <text:p><text:span text:style-name="T2"><text:tab/></text:span><text:span text:style-name="T2"><text:tab/></text:span><text:span text:style-name="T2">#printf("END: processed %d lines\n",lines-1);</text:span></text:p>
            <text:p><text:span text:style-name="T2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12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22" draw:text-style-name="P13" draw:layer="layout" svg:width="26.035cm" svg:height="1.243cm" svg:x="1.271cm" svg:y="18.82cm">
          <draw:text-box>
            <text:p><text:span text:style-name="T12">License statement goes here. Creative Commons licenses are good.</text:span></text:p>
            <text:p><text:span text:style-name="T12"/></text:p>
          </draw:text-box>
        </draw:frame>
        <draw:frame draw:style-name="gr23" draw:text-style-name="P14" draw:layer="layout" svg:width="26cm" svg:height="2.223cm" svg:x="1.271cm" svg:y="16.6cm">
          <draw:text-box>
            <text:p><text:span text:style-name="T13"><text:a xlink:href="mailto:kentarchie@gmail.com" xlink:type="simple">kentarchie@gmail.com</text:a></text:span></text:p>
            <text:p><text:span text:style-name="T13"/></text:p>
          </draw:text-box>
        </draw:frame>
        <draw:frame draw:style-name="gr24" draw:text-style-name="P15" draw:layer="layout" svg:width="26cm" svg:height="0.831cm" svg:x="1.271cm" svg:y="16.073cm">
          <draw:text-box>
            <text:p><text:span text:style-name="T14">CONTACT: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3:57:49.266250190</meta:creation-date>
    <meta:editing-duration>PT5M51S</meta:editing-duration>
    <meta:editing-cycles>4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8-25T17:46:06.067215900</dc:date>
    <meta:document-statistic meta:object-count="98"/>
  </office:meta>
</office:document-meta>
</file>